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at.getColou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r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r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r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r.getColou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eanResolver.resolve( EvaluationContext context ,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BeanAccessTests.factoryBeanA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impleBeanResolver.SimpleBean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